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8c653" officeooo:paragraph-rsid="0018c65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9ef5a" officeooo:paragraph-rsid="0019ef5a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8c653" officeooo:paragraph-rsid="0018c65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97b2e" officeooo:paragraph-rsid="00197b2e" style:font-size-asian="12.25pt" style:font-weight-asian="normal" style:font-size-complex="14pt" style:font-weight-complex="normal"/>
    </style:style>
    <style:style style:name="T1" style:family="text">
      <style:text-properties officeooo:rsid="0019ef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лгоритмизация</text:p>
      <text:p text:style-name="P2">Git</text:p>
      <text:p text:style-name="P3">Git — открытая распределенная система контроля версий.</text:p>
      <text:p text:style-name="P3"/>
      <text:p text:style-name="P4">Repository - хранилище, папка.</text:p>
      <text:p text:style-name="P4"/>
      <text:p text:style-name="P4">Version Control System (рус. система контроля версий) — программное обеспечение для облегчения работы с изменяющейся информацией.</text:p>
      <text:p text:style-name="P4"/>
      <text:p text:style-name="P4">Commit - объект с изменениями.</text:p>
      <text:p text:style-name="P4"/>
      <text:p text:style-name="P4">История:</text:p>
      <text:p text:style-name="P4"/>
      <text:p text:style-name="P4">I поколение: локальн<text:span text:style-name="T1">ая VCS</text:span>, <text:span text:style-name="T1">ни у кого нет доступа, ни от кого не зависим, но можно все потерять.</text:span></text:p>
      <text:p text:style-name="P4"/>
      <text:p text:style-name="P4">II поколение: <text:span text:style-name="T1">централизованная VCS, можно подключить ограниченное число пользователей, данные уязвимы, т. к. на одном устройстве.</text:span></text:p>
      <text:p text:style-name="P4"/>
      <text:p text:style-name="P4">III поколение: <text:span text:style-name="T1">распределенная VCS, доступ для всех, файл есть везде.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08:59:59.271433338</meta:creation-date>
    <dc:date>2024-09-05T09:53:11.371103459</dc:date>
    <meta:editing-duration>PT21M11S</meta:editing-duration>
    <meta:editing-cycles>1</meta:editing-cycles>
    <meta:document-statistic meta:table-count="0" meta:image-count="0" meta:object-count="0" meta:page-count="1" meta:paragraph-count="10" meta:word-count="77" meta:character-count="561" meta:non-whitespace-character-count="492"/>
    <meta:generator>LibreOffice/24.2.4.1$Linux_X86_64 LibreOffice_project/420$Build-1</meta:generator>
  </office:meta>
</office:document-meta>
</file>